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1.27cm" fo:margin-right="0cm" fo:text-align="justify" style:justify-single-word="false" fo:text-indent="-0.026cm" style:auto-text-indent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 style:list-style-name="L3"/>
    <style:style style:name="P16" style:family="paragraph" style:parent-style-name="Standard" style:list-style-name="L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18" style:family="paragraph" style:parent-style-name="Heading_20_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Heading_20_2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 style:list-style-name="L1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2" style:family="paragraph" style:parent-style-name="Text_20_body" style:list-style-name="L2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2.54cm" fo:margin-right="0cm" fo:text-align="justify" style:justify-single-word="false" fo:text-indent="-1.244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WW8Num7">
      <style:paragraph-properties fo:margin-left="2.54cm" fo:margin-right="0cm" fo:text-align="justify" style:justify-single-word="false" fo:text-indent="-1.27cm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2.54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3.836cm" fo:margin-right="0cm" fo:text-align="justify" style:justify-single-word="false" fo:text-indent="-1.27cm" style:auto-text-indent="false">
        <style:tab-stops/>
      </style:paragraph-properties>
    </style:style>
    <style:style style:name="P29" style:family="paragraph" style:parent-style-name="Text_20_body" style:list-style-name="WW8Num7">
      <style:paragraph-properties fo:margin-left="3.836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3.784cm" fo:margin-right="0cm" fo:text-align="justify" style:justify-single-word="false" fo:text-indent="-1.27cm" style:auto-text-indent="false">
        <style:tab-stops>
          <style:tab-stop style:position="3.863cm"/>
        </style:tab-stops>
      </style:paragraph-properties>
    </style:style>
    <style:style style:name="P31" style:family="paragraph" style:parent-style-name="Text_20_body" style:list-style-name="WW8Num7">
      <style:paragraph-properties fo:margin-left="3.784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margin-left="3.81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pt" fo:country="BR"/>
    </style:style>
    <style:style style:name="T10" style:family="text">
      <style:text-properties fo:font-size="12pt" fo:language="pt" fo:country="BR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mória Virtual<text:line-break/>Caso de Uso: EditarCadastroPróprio</text:p>
      <text:p text:style-name="P7"/>
      <text:h text:style-name="P18" text:outline-level="1">Breve Descrição</text:h>
      <text:p text:style-name="P8">Esse caso de uso permite ao usuário editar os dados do seu cadastro, com exceção do seu nível de acesso (<text:span text:style-name="T9">Administrador, Gerente, Revisor ou Catalogador</text:span>) e do status do seu cadastro (Ativo ou inativo). </text:p>
      <text:h text:style-name="P18" text:outline-level="1">Breve Descrição dos Atores</text:h>
      <text:p text:style-name="P10">- Usuário: Catalogador, Revisor, Gerente da Instituição ou Administrador do sistema.</text:p>
      <text:h text:style-name="P18" text:outline-level="1">Pré-condições </text:h>
      <text:p text:style-name="P11"><text:tab/>- O usuário está logado no sistema.</text:p>
      <text:h text:style-name="P18" text:outline-level="1">Fluxo Básico de eventos</text:h>
      <text:list xml:id="list43689542" text:style-name="WW8Num7">
        <text:list-item>
          <text:p text:style-name="P25">O usuário seleciona a opção “Editar Meu Cadastro”;</text:p>
        </text:list-item>
        <text:list-item>
          <text:p text:style-name="P26"><text:span text:style-name="T3">O sistema </text:span><text:span text:style-name="T4">exibe uma tela contendo 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pan text:style-name="T5">- campo “</text:span><text:span text:style-name="T10">E-mail” editável. O campo aparece preenchido pelo e-mail atual do usuário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0">- campo “Nome Completo” editável. O campo aparece preenchido pelo nome atual registrado no sistema; </text:p>
              <text:p text:style-name="P20">- campo “Telefone para Contato”editável. O campo aparece preenchido pelo telefone atual registrado no sistema;</text:p>
              <text:p text:style-name="P20">- opção “Alterar Senha” para solicitar alteração do dado senha. Essa opção pode ser ;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9">- campo editável “Senha Atual” para inserção da senha registrada no sistema atualmente – <text:span text:style-name="T8">desabilitado, preenchimento obrigatório no caso do campo Nova Senha ter sido alterado</text:span>. O campo só pode ser <text:span text:style-name="T8">habilitado para edição</text:span> se a opção Alterar Senha for selecionada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8"><text:span text:style-name="T3">- campo editável “Nova Senha” para inserção da nova senha que o usuário deseja (</text:span><text:span text:style-name="T6">a nova senha deve ser pessoal, intrasferível de no mínimo 6 caracteres e no máximo 30) – </text:span><text:span text:style-name="T7">desabilitado</text:span><text:span text:style-name="T6">. O campo só pode ser </text:span><text:span text:style-name="T7">habilitado para edição</text:span><text:span text:style-name="T6"> se a opção Alterar Senha for selecionada;</text:span></text:p>
                  <text:p text:style-name="P30"><text:soft-page-break/><text:span text:style-name="T6">- campo editável “Confirmar Nova Senha” para repetir a nova senha fornecida – </text:span><text:span text:style-name="T7">desabilitado, preenchimento obrigatório no caso do campo Nova Senha ter sido alterado.</text:span><text:span text:style-name="T6"> O campo só pode ser </text:span><text:span text:style-name="T7">habilitado para edição</text:span><text:span text:style-name="T6"> se a opção Alterar Senha for selecionada;</text:span></text:p>
                  <text:p text:style-name="P32">- opção “Salvar” alterações nos dados;</text:p>
                  <text:p text:style-name="P31">- opção “Cancelar” para deixar a opção “Editar Meu Cadastro” sem alterar nenhum dado;</text:p>
                </text:list-item>
              </text:list>
            </text:list-item>
          </text:list>
        </text:list-item>
        <text:list-item>
          <text:p text:style-name="P27">O O usuário seleciona o(s) campos referentes aos dado(s) que deseja alterar e informa os novos dados que deseja. Caso a opção “Alterar Senha” seja selecionada, os campos referentes a ela devem ser habilitados para que o usuário forneça as informações adequadamente. </text:p>
        </text:list-item>
        <text:list-item>
          <text:p text:style-name="P27">Após as alterações desejadas, o usuário seleciona a opção Salvar para registrar as mudanças no sistema.</text:p>
        </text:list-item>
        <text:list-item>
          <text:p text:style-name="P27">O sistema exibe a mensagem “Alterações realizadas com sucesso” e redireciona para a página principal do sistema;</text:p>
        </text:list-item>
        <text:list-item>
          <text:p text:style-name="P27">O caso de uso termina.</text:p>
          <text:p text:style-name="P23"/>
        </text:list-item>
      </text:list>
      <text:h text:style-name="P18" text:outline-level="1">Fluxos Alternativos</text:h>
      <text:p text:style-name="P13">Fluxo Alternativo 1</text:p>
      <text:p text:style-name="P9">Se no passo 4 do Fluxo Básico o usuário tiver selecionado a opção Alterar Senha e não tiver fornecido todas as informações obrigatórias relativas a ela, então: <text:s/></text:p>
      <text:list xml:id="list43691768" text:style-name="L1">
        <text:list-header>
          <text:p text:style-name="P21">1.<text:tab/>O sistema exibe a mensagem ”O campo &lt;nome do campo&gt; não foi preenchido”;</text:p>
        </text:list-header>
      </text:list>
      <text:list xml:id="list43698925" text:style-name="L2">
        <text:list-header>
          <text:p text:style-name="P22">2.<text:tab/>O caso de uso retorna ao passo 3.</text:p>
        </text:list-header>
      </text:list>
      <text:p text:style-name="P12">Fluxo Alternativo 2</text:p>
      <text:p text:style-name="P14"><text:span text:style-name="T10">Se a qualquer momento o usuário selecionar a opção “Cancelar”</text:span><text:span text:style-name="Fonte_20_parág._20_padrão"><text:span text:style-name="T10"> o caso de uso termina.</text:span></text:span></text:p>
      <text:h text:style-name="P18" text:outline-level="1">Pós-condições</text:h>
      <text:h text:style-name="P19" text:outline-level="2" text:is-list-header="true">- Fluxo Básico: Os dados do cadastro do usuário são alterados no sistema.</text:h>
      <text:p text:style-name="P4"><text:tab/>- Fluxo Alternativo 1: A alteração dos dados fica pendente.</text:p>
      <text:p text:style-name="P4"><text:tab/>- Fluxo Aternativo 2: <text:s/><text:span text:style-name="T9">Não ocorre alteração na base de dados do sistema.</text:span></text:p>
      <text:h text:style-name="P18" text:outline-level="1">Requisitos especiais</text:h>
      <text:list xml:id="list43686291" text:style-name="L3">
        <text:list-item>
          <text:list>
            <text:list-item>
              <text:p text:style-name="P16">Performance: A resposta do sistema para a busca do usuário deve ser realizada em até 1 segundo.</text:p>
            </text:list-item>
            <text:list-item>
              <text:p text:style-name="P24">Segurança: A senha deve ser armazenada usando criptografia SHA – 502.</text:p>
              <text:p text:style-name="P1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3/04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99</meta:editing-cycles>
    <meta:editing-duration>PT6H31M14S</meta:editing-duration>
    <meta:generator>BrOffice/3.3$Win32 LibreOffice_project/330m19$Build-202</meta:generator>
    <dc:date>2011-07-18T23:56:24.51</dc:date>
    <meta:document-statistic meta:table-count="2" meta:image-count="1" meta:object-count="0" meta:page-count="2" meta:paragraph-count="44" meta:word-count="577" meta:character-count="3366"/>
  </office:meta>
</office:document-meta>
</file>